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16.29mm"/>
    </style:style>
    <style:style style:name="co7" style:family="table-column">
      <style:table-column-properties fo:break-before="auto" style:column-width="84.83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3f14"/>
      <style:text-properties fo:color="#ffffff"/>
    </style:style>
    <style:style style:name="ce8" style:family="table-cell" style:parent-style-name="Default">
      <style:table-cell-properties style:rotation-angle="9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cc3f14"/>
    </style:style>
    <style:style style:name="ce16" style:family="table-cell" style:parent-style-name="Default">
      <style:table-cell-properties fo:background-color="#e1e8f7" style:rotation-angle="90"/>
    </style:style>
    <style:style style:name="ce17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21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cccccc" style:rotation-angle="90"/>
    </style:style>
    <style:style style:name="ce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6" style:family="table-cell" style:parent-style-name="Default" style:data-style-name="N84">
      <style:table-cell-properties fo:background-color="transparent"/>
    </style:style>
    <style:style style:name="ce27" style:family="table-cell" style:parent-style-name="Default">
      <style:table-cell-properties fo:background-color="transparent" style:rotation-angle="90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3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ff8840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ext-properties fo:color="#00b8ff" fo:font-style="italic" style:font-style-asian="italic" style:font-style-complex="italic"/>
    </style:style>
    <style:style style:name="ce34" style:family="table-cell" style:parent-style-name="Default">
      <style:text-properties fo:color="#3d4f98" fo:font-style="italic" style:font-style-asian="italic" style:font-style-complex="italic"/>
    </style:style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Mac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23"/>
        <table:table-column table:style-name="co4" table:number-columns-repeated="3" table:default-cell-style-name="ce1"/>
        <table:table-column table:style-name="co5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  <table:table-cell table:style-name="ce26" office:value-type="string" calcext:value-type="string">
            <text:p>AUG,20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7" office:value-type="string" calcext:value-type="string">
            <text:p>Domain</text:p>
          </table:table-cell>
          <table:table-cell table:style-name="ce15" table:number-columns-repeated="5"/>
          <table:table-cell/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y</text:p>
          </table:table-cell>
          <table:table-cell/>
          <table:table-cell table:style-name="ce31" table:number-columns-repeated="3"/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general</text:p>
          </table:table-cell>
          <table:table-cell table:style-name="ce16" office:value-type="string" calcext:value-type="string">
            <text:p>PyOSV</text:p>
          </table:table-cell>
          <table:table-cell table:style-name="ce8" office:value-type="string" calcext:value-type="string">
            <text:p>yd</text:p>
          </table:table-cell>
          <table:table-cell table:style-name="ce16" office:value-type="string" calcext:value-type="string">
            <text:p>architecture</text:p>
          </table:table-cell>
          <table:table-cell table:style-name="ce8" office:value-type="string" calcext:value-type="string">
            <text:p>electronics</text:p>
          </table:table-cell>
          <table:table-cell table:style-name="ce16" office:value-type="string" calcext:value-type="string">
            <text:p>other</text:p>
          </table:table-cell>
          <table:table-cell table:style-name="ce24"/>
          <table:table-cell table:style-name="ce27" table:number-columns-repeated="3"/>
          <table:table-cell table:style-name="ce24"/>
          <table:table-cell table:style-name="ce8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3D view operations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otate View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table:style-name="ce4" office:value-type="string" calcext:value-type="string">
            <text:p>Macro View Rotation</text:p>
          </table:table-cell>
          <table:table-cell/>
          <table:table-cell table:style-name="ce10" office:value-type="string" calcext:value-type="string">
            <text:p>*</text:p>
          </table:table-cell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office:value-type="string" calcext:value-type="string">
            <text:p>*</text:p>
          </table:table-cell>
          <table:table-cell table:style-name="ce32"/>
          <table:table-cell/>
          <table:table-cell table:style-name="ce33" office:value-type="string" calcext:value-type="string">
            <text:p>https://www.freecadweb.org/wiki/Macro_View_Rotation</text:p>
          </table:table-cell>
          <table:table-cell table:style-name="ce34" office:value-type="string" calcext:value-type="string">
            <text:p>vi_view_rotation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36" office:value-type="string" calcext:value-type="string">
            <text:p>Should not be a separate UI</text:p>
          </table:table-cell>
        </table:table-row>
        <table:table-row table:style-name="ro1">
          <table:table-cell/>
          <table:table-cell office:value-type="string" calcext:value-type="string">
            <text:p>Macro Texture Objects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Mouse Cross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View to Face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ro Align Object to View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Camera to Working Plane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Working Plane to Camera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Face Object to View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Toggle Panels Visibility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5"/>
          <table:table-cell table:style-name="ce10"/>
          <table:table-cell table:style-name="ce32" office:value-type="string" calcext:value-type="string">
            <text:p>x</text:p>
          </table:table-cell>
          <table:table-cell table:style-name="ce32"/>
          <table:table-cell/>
          <table:table-cell table:style-name="ce33" office:value-type="string" calcext:value-type="string">
            <text:p>https://www.freecadweb.org/wiki/Macro_Toggle_Panels_Visibility</text:p>
          </table:table-cell>
          <table:table-cell table:style-name="ce34" office:value-type="string" calcext:value-type="string">
            <text:p>vi_toggle_panels_visibility.FCMacro + PY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ro FCCamera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2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**</text:p>
          </table:table-cell>
          <table:table-cell table:style-name="ce4" office:value-type="string" calcext:value-type="string">
            <text:p>Macro SelectVisible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5"/>
          <table:table-cell table:style-name="ce10"/>
          <table:table-cell table:style-name="ce32" office:value-type="string" calcext:value-type="string">
            <text:p>x</text:p>
          </table:table-cell>
          <table:table-cell table:style-name="ce32"/>
          <table:table-cell/>
          <table:table-cell table:style-name="ce33" office:value-type="string" calcext:value-type="string">
            <text:p>https://github.com/FreeCAD/FreeCAD-macros/blob/master/Utility/SelectVisible.FCMacro</text:p>
          </table:table-cell>
          <table:table-cell table:style-name="ce34" office:value-type="string" calcext:value-type="string">
            <text:p>vi_select_visible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table:style-name="ce35"/>
          <table:table-cell office:value-type="string" calcext:value-type="string">
            <text:p>too short !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Manage Navigational Style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Duplicate Selection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Copy3DViewToClipboard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 office:value-type="string" calcext:value-type="string">
            <text:p>vi_3d_to_clipboard.FCMacr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Perpendicular To Wire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Rotate To Point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FCTreeView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Select Hovering</text:p>
          </table:table-cell>
          <table:table-cell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ExpandTreeItem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5"/>
          <table:table-cell table:style-name="ce10"/>
          <table:table-cell table:style-name="ce32" office:value-type="string" calcext:value-type="string">
            <text:p>x</text:p>
          </table:table-cell>
          <table:table-cell table:style-name="ce32"/>
          <table:table-cell/>
          <table:table-cell table:style-name="ce33" office:value-type="string" calcext:value-type="string">
            <text:p>https://www.freecadweb.org/wiki/Macro_ExpandTreeItem</text:p>
          </table:table-cell>
          <table:table-cell table:style-name="ce34" office:value-type="string" calcext:value-type="string">
            <text:p>vi_expand_tree_item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20"/>
          <table:table-cell table:number-columns-repeated="5"/>
          <table:table-cell table:style-name="ce10"/>
          <table:table-cell table:style-name="ce32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nimation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crank simul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Spring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hinge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 table:number-columns-repeated="9"/>
        </table:table-row>
        <table:table-row table:style-name="ro1">
          <table:table-cell office:value-type="string" calcext:value-type="string">
            <text:p>***</text:p>
          </table:table-cell>
          <table:table-cell table:style-name="ce5" office:value-type="string" calcext:value-type="string">
            <text:p>Macro Assembly</text:p>
          </table:table-cell>
          <table:table-cell table:style-name="ce2"/>
          <table:table-cell table:style-name="ce11"/>
          <table:table-cell table:style-name="ce19" office:value-type="string" calcext:value-type="string">
            <text:p>x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1"/>
          <table:table-cell table:style-name="ce22"/>
          <table:table-cell table:style-name="ce25"/>
          <table:table-cell table:style-name="ce28" table:number-columns-repeated="3"/>
          <table:table-cell table:style-name="ce25"/>
          <table:table-cell table:style-name="ce9"/>
          <table:table-cell table:style-name="ce11" office:value-type="string" calcext:value-type="string">
            <text:p>x</text:p>
          </table:table-cell>
          <table:table-cell table:style-name="ce9"/>
          <table:table-cell table:style-name="ce25"/>
          <table:table-cell table:style-name="ce33" office:value-type="string" calcext:value-type="string">
            <text:p>https://www.freecadweb.org/wiki/Macro_Assembly</text:p>
          </table:table-cell>
          <table:table-cell table:style-name="ce34" office:value-type="string" calcext:value-type="string">
            <text:p>an_assembly_animate.FCMacrp + FCSTD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36" office:value-type="string" calcext:value-type="string">
            <text:p>Code duplication !</text:p>
          </table:table-cell>
        </table:table-row>
        <table:table-row table:style-name="ro1">
          <table:table-cell/>
          <table:table-cell table:style-name="ce3" office:value-type="string" calcext:value-type="string">
            <text:p>Macro Animated Constrain</text:p>
          </table:table-cell>
          <table:table-cell table:style-name="ce2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21"/>
          <table:table-cell table:style-name="ce25"/>
          <table:table-cell table:style-name="ce28" table:number-columns-repeated="3"/>
          <table:table-cell table:style-name="ce25"/>
          <table:table-cell table:style-name="ce9" table:number-columns-repeated="3"/>
          <table:table-cell table:style-name="ce2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acro Assemblage Imprimante 3D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straint Draf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ubik Cub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de and Scripting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sageBox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ython Assistant Window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Build Utilit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Global Variable Watch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 office:value-type="string" calcext:value-type="string">
            <text:p><text:s/>cs_global_variable_watcher.FCMacro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/>
          <table:table-cell table:style-name="ce10" table:number-columns-repeated="3"/>
          <table:table-cell table:number-columns-repeated="2"/>
          <table:table-cell table:style-name="ce3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9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Extract Wires from Mesh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2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hToPart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2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artToVRML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2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FaceToSketch</text:p>
          </table:table-cell>
          <table:table-cell table:style-name="ce2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1"/>
          <table:table-cell table:style-name="ce25"/>
          <table:table-cell table:style-name="ce30" table:number-columns-repeated="3"/>
          <table:table-cell table:style-name="ce25"/>
          <table:table-cell table:style-name="ce2" table:number-columns-repeated="3"/>
          <table:table-cell table:style-name="ce25"/>
          <table:table-cell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Wire To Volum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eepCop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Drawing Workbenc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utomatic drawing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dw_automatic_draw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Full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2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Normal Vecto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Dxf 2D Draf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ctellips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ke Circle 3 Poin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 3D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ke Arc 3 Poin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llipse-Center+2Poin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 Convert Lin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dgesToArc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eating faces from a DXF fi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Face and Sketc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mpound Plu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Shap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Fem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MS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fe_gmsh_mesh.FCMacro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Info and measur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im_fcinfo_en_docked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 Alternate Linux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Glas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im_fcinfoglass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ToMous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elta xyz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<text:s/>im_delta_xyz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ObjectInfo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ump Objec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MeasureCirc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Librari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crew maker1_2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<text:s/>li_screw_maker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BOL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artsLibrar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athematical function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3D Parametric Curv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2D Func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Parametric 2D Func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ultifunctional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ml_work_featur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crea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Make Cub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olid Sweep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odesic Dom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ine Lengt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Lin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Plu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Circ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riangle A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extu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of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ular Tex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ireXYZ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Repro Wi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Apothem Based Prism GUI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Spring Helix Variab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uitar fretboard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CamGroov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transforma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rayCop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3Poin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JointWi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move parametric histor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uperWi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HealArc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loneConver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Image Scaling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trixTransform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ot_matrix_transform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nnect And Sweep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ec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Overlap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rinter 3D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3d Printer Slic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Raytracing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reeCAD to Kerkythea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Spreadsheet Workbenc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lias Manag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preadsheet Tool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TreeView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SpreadSheet Extract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Utilit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Fac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 Align Objects with Faces or Edg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asy cutouts for Enclosure Desig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croMenu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<text:s/>ut_macro_menu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orceRecomput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compute Profil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hake Sketc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place Part in Assembly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Toggle Drawsty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HighlightComm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ut_highlight_common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HighlightDifferenc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ut_highlight_difference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oss sec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rint_SceneGraph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BoundingBox Tracing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<text:s/>ut_bound_box_trac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ch Axis System Repartition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erpendicular To Wir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erge duplicate material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ut_merge_duplicate_materials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Unbind Numpad Shortcut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ut_unbind_numpad_shortcuts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indConfigFile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Wizard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heet Metal Unfolde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roll Ruled Surfac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fold Box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Airfoil Import &amp; Scale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wi_airfoil_import_scal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 GUI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abinets32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_turn_stair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-Hull Model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tairs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Gear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orner shapes wizard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PropertyMemo</text:p>
          </table:table-cell>
          <table:table-cell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/>
          <table:table-cell table:style-name="ce29" table:number-columns-repeated="3"/>
          <table:table-cell table:number-columns-repeated="6"/>
          <table:table-cell table:style-name="ce34" office:value-type="string" calcext:value-type="string">
            <text:p>wi_property_memo.FCMacro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 table:number-columns-repeated="6"/>
          <table:table-cell/>
          <table:table-cell table:style-name="ce29" table:number-columns-repeated="3"/>
          <table:table-cell table:number-columns-repeated="6"/>
          <table:table-cell table:style-name="ce34"/>
          <table:table-cell table:number-columns-repeated="7"/>
        </table:table-row>
        <table:table-row table:style-name="ro1">
          <table:table-cell table:number-columns-repeated="3"/>
          <table:table-cell table:style-name="ce14" table:number-columns-repeated="6"/>
          <table:table-cell table:number-columns-repeated="10"/>
          <table:table-cell table:style-name="ce34"/>
          <table:table-cell table:number-columns-repeated="7"/>
        </table:table-row>
        <table:table-row table:style-name="ro1" table:number-rows-repeated="6">
          <table:table-cell table:number-columns-repeated="3"/>
          <table:table-cell table:style-name="ce14" table:number-columns-repeated="6"/>
          <table:table-cell table:number-columns-repeated="18"/>
        </table:table-row>
        <table:table-row table:style-name="ro1" table:number-rows-repeated="1048386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6:06:22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8-22T23:02:45.163000000</dc:date>
    <meta:editing-duration>PT8H40M8S</meta:editing-duration>
    <meta:editing-cycles>66</meta:editing-cycles>
    <meta:generator>LibreOffice/5.2.7.2$Windows_x86 LibreOffice_project/2b7f1e640c46ceb28adf43ee075a6e8b8439ed10</meta:generator>
    <meta:document-statistic meta:table-count="1" meta:cell-count="262" meta:object-count="0"/>
  </office:meta>
</office:document-meta>
</file>